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73000000AE5FC2DC9C.png" manifest:media-type="image/png"/>
  <manifest:file-entry manifest:full-path="Pictures/1000000000000073000000AE2BBC866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ff8080" draw:textarea-vertical-align="middle"/>
    </style:style>
    <style:style style:name="gr7" style:family="graphic" style:parent-style-name="standard">
      <style:graphic-properties draw:fill="solid" draw:fill-color="#cfe7f5" draw:textarea-vertical-align="middle"/>
    </style:style>
    <style:style style:name="gr8" style:family="graphic" style:parent-style-name="standard">
      <style:graphic-properties svg:stroke-width="0.102cm" svg:stroke-color="#000000" draw:marker-start-width="0.352cm" draw:marker-end-width="0.352cm" draw:fill="hatch" draw:fill-hatch-name="Black_20_45_20_Degrees_20_Wid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41cm" svg:height="4.602cm" svg:x="4.064cm" svg:y="8.328cm">
          <draw:image xlink:href="Pictures/1000000000000073000000AE2BBC8664.png" xlink:type="simple" xlink:show="embed" xlink:actuate="onLoad">
            <text:p/>
          </draw:image>
        </draw:frame>
        <draw:custom-shape draw:style-name="gr2" draw:text-style-name="P1" draw:layer="layout" svg:width="1.778cm" svg:height="1.713cm" draw:transform="skewX (-0.272096830385916) rotate (0.285535865626272) translate (6.35cm 8.629cm)">
          <text:p/>
          <draw:enhanced-geometry svg:viewBox="0 0 21600 21600" draw:text-areas="0 0 21600 21600" draw:mirror-horizontal="false" draw:mirror-vertical="false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3" draw:layer="layout" svg:width="4.572cm" svg:height="0.962cm" svg:x="5.588cm" svg:y="7.366cm">
          <draw:text-box>
            <text:p>perturbation</text:p>
          </draw:text-box>
        </draw:frame>
        <draw:custom-shape draw:style-name="gr4" draw:text-style-name="P1" draw:layer="layout" svg:width="3.81cm" svg:height="1.778cm" svg:x="9.39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1cm" svg:height="4.602cm" svg:x="14.631cm" svg:y="8.398cm">
          <draw:image xlink:href="Pictures/1000000000000073000000AE5FC2DC9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olygon draw:style-name="gr6" draw:text-style-name="P1" draw:layer="layout" svg:width="10.159cm" svg:height="2.793cm" svg:x="3.81cm" svg:y="9.906cm" svg:viewBox="0 0 10160 2794" draw:points="10160,2794 7874,2286 7620,2032 7366,1524 6858,254 6350,1270 6096,1524 5334,1524 0,0 0,2794">
          <text:p/>
        </draw:polygon>
        <draw:polygon draw:style-name="gr7" draw:text-style-name="P1" draw:layer="layout" svg:width="10.159cm" svg:height="2.285cm" svg:x="3.81cm" svg:y="6.858cm" svg:viewBox="0 0 10160 2286" draw:points="0,2286 10160,2286 0,0">
          <text:p/>
        </draw:polygon>
        <draw:polygon draw:style-name="gr8" draw:text-style-name="P1" draw:layer="layout" svg:width="10.159cm" svg:height="2.031cm" svg:x="3.81cm" svg:y="3.556cm" svg:viewBox="0 0 10160 2032" draw:points="0,0 5588,0 6858,1016 8128,0 10160,0 10160,2032 0,2032">
          <text:p/>
        </draw:polygon>
        <draw:line draw:style-name="gr9" draw:text-style-name="P1" draw:layer="layout" svg:x1="3.81cm" svg:y1="3.556cm" svg:x2="3.81cm" svg:y2="12.7cm">
          <text:p/>
        </draw:line>
        <draw:custom-shape draw:style-name="gr10" draw:text-style-name="P1" draw:layer="layout" svg:width="1.016cm" svg:height="1.27cm" svg:x="13.462cm" svg:y="2.0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5.842cm" svg:height="0.962cm" svg:x="9.144cm" svg:y="2.086cm">
          <draw:text-box>
            <text:p>grasping force</text:p>
          </draw:text-box>
        </draw:frame>
        <draw:line draw:style-name="gr9" draw:text-style-name="P1" draw:layer="layout" svg:x1="3.81cm" svg:y1="9.144cm" svg:x2="13.97cm" svg:y2="9.144cm">
          <text:p/>
        </draw:line>
        <draw:frame draw:style-name="gr3" draw:layer="layout" svg:width="2.286cm" svg:height="0.962cm" svg:x="2.54cm" svg:y="7.42cm">
          <draw:text-box>
            <text:p>M</text:p>
          </draw:text-box>
        </draw:frame>
        <draw:line draw:style-name="gr9" draw:text-style-name="P1" draw:layer="layout" svg:x1="3.81cm" svg:y1="12.7cm" svg:x2="13.97cm" svg:y2="12.7cm">
          <text:p/>
        </draw:line>
        <draw:frame draw:style-name="gr3" draw:layer="layout" svg:width="2.286cm" svg:height="0.962cm" svg:x="2.54cm" svg:y="10.668cm">
          <draw:text-box>
            <text:p>σ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6T11:02:10</meta:creation-date>
    <dc:date>2014-05-06T11:21:43</dc:date>
    <meta:editing-duration>PT3M32S</meta:editing-duration>
    <meta:editing-cycles>1</meta:editing-cycles>
    <meta:document-statistic meta:object-count="40"/>
    <meta:generator>LibreOffice/3.5$Linux_X86_64 LibreOffice_project/350m1$Build-2</meta:generator>
  </office:meta>
</office:document-meta>
</file>